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706</text:p>
          </table:table-cell>
          <table:table-cell table:style-name="ce3" office:value-type="string">
            <text:p>公文・２歳からの平仮名</text:p>
            <text:p>９文字の中から「そ」を全部探す問題。</text:p>
          </table:table-cell>
          <table:table-cell table:style-name="ce1" office:value-type="string">
            <text:p>日本将棋連盟「将棋の基礎知識」</text:p>
            <text:p>将棋は盤駒を使って行う。</text:p>
          </table:table-cell>
          <table:table-cell table:style-name="ce1" office:value-type="string">
            <text:p>サイト「ゼロから始める将棋研究所」</text:p>
            <text:p>駒を取る例。</text:p>
          </table:table-cell>
          <table:table-cell table:style-name="ce1" office:value-type="string">
            <text:p>練習局面課題演習　金沢将棋３００　レベル９１　１周目　第１問</text:p>
            <text:p>０．０００８１％　－４０３９　５７級　たまご</text:p>
            <text:p>絶対レートアップ！</text:p>
            <text:p>駒の動き方を「将棋研究所」のコンテンツで学習しました。当分の間、こういうルール講義が続きます。ルールから垣間見える各種将棋理論も考察しながら将棋上達の土台作りと頭作りを進め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707</text:p>
          </table:table-cell>
          <table:table-cell table:style-name="ce1" office:value-type="string">
            <text:p>公文・２歳からの数字</text:p>
            <text:p>迷路課題～。</text:p>
          </table:table-cell>
          <table:table-cell table:style-name="ce1" office:value-type="string">
            <text:p>日本将棋連盟「将棋の基礎知識」</text:p>
            <text:p>将棋は二人の対局者が交互に指す。</text:p>
          </table:table-cell>
          <table:table-cell table:style-name="ce1" office:value-type="string">
            <text:p>サイト「ゼロから始める将棋研究所」</text:p>
            <text:p>さて、詳細コンテンツを学習したので概要コンテンツでももう一度確認していきましょう。玉は自分の周り８方向に１マスずつ進める。裏は無地で成ることは無い。</text:p>
          </table:table-cell>
          <table:table-cell table:style-name="ce1" office:value-type="string">
            <text:p>練習局面課題演習　金沢将棋３００　レベル９２　１周目　第１問</text:p>
            <text:p>０．０００８１％　－４０３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708</text:p>
          </table:table-cell>
          <table:table-cell office:value-type="string">
            <text:p>公文・２歳らかの平仮名</text:p>
            <text:p>「そ」の付く言葉と絵との対応付け。</text:p>
          </table:table-cell>
          <table:table-cell office:value-type="string">
            <text:p>日本将棋連盟「将棋の基礎知識」</text:p>
            <text:p>駒の並べ方・マス目の符号</text:p>
          </table:table-cell>
          <table:table-cell office:value-type="string">
            <text:p>サイト「ゼロから始める将棋研究所」</text:p>
            <text:p>飛車は縦横にどこまでも動ける。成ると竜王となり斜めにも１マス進める。</text:p>
          </table:table-cell>
          <table:table-cell office:value-type="string">
            <text:p>練習局面課題演習　金沢将棋３００　レベル９３　１周目　第１問</text:p>
            <text:p>０．０００８１％　－４０３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709</text:p>
          </table:table-cell>
          <table:table-cell table:style-name="ce1" office:value-type="string">
            <text:p>公文・２歳からの数字</text:p>
            <text:p>大きく「５」を書く練習～。</text:p>
          </table:table-cell>
          <table:table-cell table:style-name="ce1" office:value-type="string">
            <text:p>日本将棋連盟「将棋の基礎知識」</text:p>
            <text:p>取る・打つ・成る</text:p>
          </table:table-cell>
          <table:table-cell table:style-name="ce1" office:value-type="string">
            <text:p>サイト「ゼロから始める将棋研究所」</text:p>
            <text:p>角は斜めにどこまでも動ける。成ると竜馬となり縦横にも一マスずつ動けるようになる。</text:p>
          </table:table-cell>
          <table:table-cell table:style-name="ce1" office:value-type="string">
            <text:p>練習局面課題演習　金沢将棋３００　レベル９４　１周目　第１問</text:p>
            <text:p>０．０００８１％　－４０３９　５７級　たまご</text:p>
          </table:table-cell>
          <table:table-cell table:style-name="ce1" table:number-columns-repeated="17"/>
          <table:table-cell table:number-columns-repeated="1000"/>
        </table:table-row>
        <table:table-row table:style-name="ro5" table:number-rows-repeated="3">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table-cell table:style-name="ce1" table:number-columns-repeated="24"/>
          <table:table-cell table:number-columns-repeated="1000"/>
        </table:table-row>
        <table:table-row table:style-name="ro5">
          <table:table-cell table:style-name="ce1" table:number-columns-repeated="6"/>
          <table:table-cell table:style-name="ce3"/>
          <table:table-cell table:style-name="ce1" table:number-columns-repeated="17"/>
          <table:table-cell table:number-columns-repeated="1000"/>
        </table:table-row>
        <table:table-row table:style-name="ro5">
          <table:table-cell table:style-name="ce1" table:number-columns-repeated="3"/>
          <table:table-cell table:style-name="ce3"/>
          <table:table-cell table:style-name="ce1" table:number-columns-repeated="20"/>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154">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16">2022/07/16</text:date>, <text:time>04:28: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2DT7H25M8S</meta:editing-duration>
    <meta:editing-cycles>198</meta:editing-cycles>
    <meta:generator>OpenOffice/4.1.6$Win32 OpenOffice.org_project/416m1$Build-9790</meta:generator>
    <dc:date>2022-07-16T04:28:04.40</dc:date>
    <meta:document-statistic meta:table-count="1" meta:cell-count="30" meta:object-count="0"/>
    <meta:user-defined meta:name="Info 1"/>
    <meta:user-defined meta:name="Info 2"/>
    <meta:user-defined meta:name="Info 3"/>
    <meta:user-defined meta:name="Info 4"/>
  </office:meta>
</office:document-meta>
</file>